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67.75pt"/>
    </style:style>
    <style:style style:name="co5" style:family="table-column">
      <style:table-column-properties fo:break-before="auto" style:column-width="67.04pt"/>
    </style:style>
    <style:style style:name="co6" style:family="table-column">
      <style:table-column-properties fo:break-before="auto" style:column-width="66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15" table:style-name="ta1">
        <table:shapes>
          <draw:frame draw:z-index="0" draw:style-name="gr1" draw:text-style-name="P1" svg:width="453.8pt" svg:height="255.32pt" svg:x="138.39pt" svg:y="67.35pt">
            <draw:object draw:notify-on-update-of-ranges="'IndMovil-C215'.A1:'IndMovil-C215'.A1 'IndMovil-C215'.A2:'IndMovil-C215'.A3 'IndMovil-C215'.B1:'IndMovil-C215'.B1 'IndMovil-C215'.B2:'IndMovil-C215'.B3 'IndMovil-C215'.C1:'IndMovil-C215'.C1 'IndMovil-C215'.C2:'IndMovil-C215'.C3 'IndMovil-C215'.D1:'IndMovil-C215'.D1 'IndMovil-C215'.D2:'IndMovil-C215'.D3 'IndMovil-C215'.E1:'IndMovil-C215'.E1 'IndMovil-C215'.E2:'IndMovil-C215'.E3 'IndMovil-C215'.F1:'IndMovil-C215'.F1 'IndMovil-C215'.F2:'IndMovil-C215'.F3 'IndMovil-C215'.G1:'IndMovil-C215'.G1 'IndMovil-C215'.G2:'IndMovil-C215'.G3 'IndMovil-C215'.H1:'IndMovil-C215'.H1 'IndMovil-C215'.H2:'IndMovil-C215'.H3 'IndMovil-C215'.I1:'IndMovil-C215'.I1 'IndMovil-C215'.I2:'IndMovil-C215'.I3 'IndMovil-C215'.J1:'IndMovil-C215'.J1 'IndMovil-C215'.J2:'IndMovil-C215'.J3 'IndMovil-C215'.K1:'IndMovil-C215'.K1 'IndMovil-C215'.K2:'IndMovil-C215'.K3 'IndMovil-C215'.L1:'IndMovil-C215'.L1 'IndMovil-C215'.L2:'IndMovil-C215'.L3 'IndMovil-C215'.M1:'IndMovil-C215'.M1 'IndMovil-C215'.M2:'IndMovil-C215'.M3 'IndMovil-C215'.N1:'IndMovil-C215'.N1 'IndMovil-C215'.N2:'IndMovil-C215'.N3 'IndMovil-C215'.O1:'IndMovil-C215'.O1 'IndMovil-C215'.O2:'IndMovil-C215'.O3 'IndMovil-C215'.P1:'IndMovil-C215'.P1 'IndMovil-C215'.P2:'IndMovil-C215'.P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nsajes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MS</text:p>
          </table:table-cell>
          <table:table-cell office:value-type="float" office:value="835629" calcext:value-type="float">
            <text:p>835629</text:p>
          </table:table-cell>
          <table:table-cell office:value-type="float" office:value="2546122" calcext:value-type="float">
            <text:p>2546122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4554499" calcext:value-type="float">
            <text:p>4554499</text:p>
          </table:table-cell>
          <table:table-cell office:value-type="float" office:value="1746374" calcext:value-type="float">
            <text:p>1746374</text:p>
          </table:table-cell>
        </table:table-row>
        <table:table-row table:style-name="ro1">
          <table:table-cell office:value-type="string" calcext:value-type="string">
            <text:p>SMS</text:p>
          </table:table-cell>
          <table:table-cell office:value-type="float" office:value="474074589" calcext:value-type="float">
            <text:p>474074589</text:p>
          </table:table-cell>
          <table:table-cell office:value-type="float" office:value="602967886" calcext:value-type="float">
            <text:p>602967886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11841611959" calcext:value-type="float">
            <text:p>11841611959</text:p>
          </table:table-cell>
          <table:table-cell office:value-type="float" office:value="8150645845" calcext:value-type="float">
            <text:p>8150645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03T22:41:47.777764294</dc:date>
    <meta:editing-duration>PT9M29S</meta:editing-duration>
    <meta:editing-cycles>1</meta:editing-cycles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bar" chart:style-name="ch1">
        <chart:title svg:x="5.947cm" svg:y="0.315cm" chart:style-name="ch2">
          <text:p>Mesajes originados</text:p>
        </chart:title>
        <chart:plot-area chart:style-name="ch3" table:cell-range-address="'IndMovil-C215'.A1:'IndMovil-C215'.P3" chart:data-source-has-labels="both" svg:x="0.32cm" svg:y="1.28cm" svg:width="15.37cm" svg:height="7.548cm">
          <chartooo:coordinate-region svg:x="2.603cm" svg:y="1.478cm" svg:width="13.087cm" svg:height="6.707cm"/>
          <chart:axis chart:dimension="x" chart:name="primary-x" chart:style-name="ch4" chartooo:axis-type="auto">
            <chartooo:date-scale/>
            <chart:categories table:cell-range-address="'IndMovil-C215'.A2:'IndMovil-C215'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dMovil-C215'.B2:'IndMovil-C215'.B3" chart:label-cell-address="'IndMovil-C215'.B1:'IndMovil-C215'.B1" chart:class="chart:bar">
            <chart:data-point chart:repeated="2"/>
          </chart:series>
          <chart:series chart:style-name="ch8" chart:values-cell-range-address="'IndMovil-C215'.C2:'IndMovil-C215'.C3" chart:label-cell-address="'IndMovil-C215'.C1:'IndMovil-C215'.C1" chart:class="chart:bar">
            <chart:data-point chart:repeated="2"/>
          </chart:series>
          <chart:series chart:style-name="ch9" chart:values-cell-range-address="'IndMovil-C215'.D2:'IndMovil-C215'.D3" chart:label-cell-address="'IndMovil-C215'.D1:'IndMovil-C215'.D1" chart:class="chart:bar">
            <chart:data-point chart:repeated="2"/>
          </chart:series>
          <chart:series chart:style-name="ch10" chart:values-cell-range-address="'IndMovil-C215'.E2:'IndMovil-C215'.E3" chart:label-cell-address="'IndMovil-C215'.E1:'IndMovil-C215'.E1" chart:class="chart:bar">
            <chart:data-point chart:repeated="2"/>
          </chart:series>
          <chart:series chart:style-name="ch11" chart:values-cell-range-address="'IndMovil-C215'.F2:'IndMovil-C215'.F3" chart:label-cell-address="'IndMovil-C215'.F1:'IndMovil-C215'.F1" chart:class="chart:bar">
            <chart:data-point chart:repeated="2"/>
          </chart:series>
          <chart:series chart:style-name="ch12" chart:values-cell-range-address="'IndMovil-C215'.G2:'IndMovil-C215'.G3" chart:label-cell-address="'IndMovil-C215'.G1:'IndMovil-C215'.G1" chart:class="chart:bar">
            <chart:data-point chart:repeated="2"/>
          </chart:series>
          <chart:series chart:style-name="ch13" chart:values-cell-range-address="'IndMovil-C215'.H2:'IndMovil-C215'.H3" chart:label-cell-address="'IndMovil-C215'.H1:'IndMovil-C215'.H1" chart:class="chart:bar">
            <chart:data-point chart:repeated="2"/>
          </chart:series>
          <chart:series chart:style-name="ch14" chart:values-cell-range-address="'IndMovil-C215'.I2:'IndMovil-C215'.I3" chart:label-cell-address="'IndMovil-C215'.I1:'IndMovil-C215'.I1" chart:class="chart:bar">
            <chart:data-point chart:repeated="2"/>
          </chart:series>
          <chart:series chart:style-name="ch15" chart:values-cell-range-address="'IndMovil-C215'.J2:'IndMovil-C215'.J3" chart:label-cell-address="'IndMovil-C215'.J1:'IndMovil-C215'.J1" chart:class="chart:bar">
            <chart:data-point chart:repeated="2"/>
          </chart:series>
          <chart:series chart:style-name="ch16" chart:values-cell-range-address="'IndMovil-C215'.K2:'IndMovil-C215'.K3" chart:label-cell-address="'IndMovil-C215'.K1:'IndMovil-C215'.K1" chart:class="chart:bar">
            <chart:data-point chart:repeated="2"/>
          </chart:series>
          <chart:series chart:style-name="ch17" chart:values-cell-range-address="'IndMovil-C215'.L2:'IndMovil-C215'.L3" chart:label-cell-address="'IndMovil-C215'.L1:'IndMovil-C215'.L1" chart:class="chart:bar">
            <chart:data-point chart:repeated="2"/>
          </chart:series>
          <chart:series chart:style-name="ch18" chart:values-cell-range-address="'IndMovil-C215'.M2:'IndMovil-C215'.M3" chart:label-cell-address="'IndMovil-C215'.M1:'IndMovil-C215'.M1" chart:class="chart:bar">
            <chart:data-point chart:repeated="2"/>
          </chart:series>
          <chart:series chart:style-name="ch7" chart:values-cell-range-address="'IndMovil-C215'.N2:'IndMovil-C215'.N3" chart:label-cell-address="'IndMovil-C215'.N1:'IndMovil-C215'.N1" chart:class="chart:bar">
            <chart:data-point chart:repeated="2"/>
          </chart:series>
          <chart:series chart:style-name="ch8" chart:values-cell-range-address="'IndMovil-C215'.O2:'IndMovil-C215'.O3" chart:label-cell-address="'IndMovil-C215'.O1:'IndMovil-C215'.O1" chart:class="chart:bar">
            <chart:data-point chart:repeated="2"/>
          </chart:series>
          <chart:series chart:style-name="ch9" chart:values-cell-range-address="'IndMovil-C215'.P2:'IndMovil-C215'.P3" chart:label-cell-address="'IndMovil-C215'.P1:'IndMovil-C215'.P1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15'.B1:'IndMovil-C215'.B1</svg:desc>
                </draw:g>
              </table:table-cell>
              <table:table-cell office:value-type="string">
                <text:p>2005</text:p>
                <draw:g>
                  <svg:desc>'IndMovil-C215'.C1:'IndMovil-C215'.C1</svg:desc>
                </draw:g>
              </table:table-cell>
              <table:table-cell office:value-type="string">
                <text:p>2006</text:p>
                <draw:g>
                  <svg:desc>'IndMovil-C215'.D1:'IndMovil-C215'.D1</svg:desc>
                </draw:g>
              </table:table-cell>
              <table:table-cell office:value-type="string">
                <text:p>2007</text:p>
                <draw:g>
                  <svg:desc>'IndMovil-C215'.E1:'IndMovil-C215'.E1</svg:desc>
                </draw:g>
              </table:table-cell>
              <table:table-cell office:value-type="string">
                <text:p>2008</text:p>
                <draw:g>
                  <svg:desc>'IndMovil-C215'.F1:'IndMovil-C215'.F1</svg:desc>
                </draw:g>
              </table:table-cell>
              <table:table-cell office:value-type="string">
                <text:p>2009</text:p>
                <draw:g>
                  <svg:desc>'IndMovil-C215'.G1:'IndMovil-C215'.G1</svg:desc>
                </draw:g>
              </table:table-cell>
              <table:table-cell office:value-type="string">
                <text:p>2010</text:p>
                <draw:g>
                  <svg:desc>'IndMovil-C215'.H1:'IndMovil-C215'.H1</svg:desc>
                </draw:g>
              </table:table-cell>
              <table:table-cell office:value-type="string">
                <text:p>2011</text:p>
                <draw:g>
                  <svg:desc>'IndMovil-C215'.I1:'IndMovil-C215'.I1</svg:desc>
                </draw:g>
              </table:table-cell>
              <table:table-cell office:value-type="string">
                <text:p>2012</text:p>
                <draw:g>
                  <svg:desc>'IndMovil-C215'.J1:'IndMovil-C215'.J1</svg:desc>
                </draw:g>
              </table:table-cell>
              <table:table-cell office:value-type="string">
                <text:p>2013</text:p>
                <draw:g>
                  <svg:desc>'IndMovil-C215'.K1:'IndMovil-C215'.K1</svg:desc>
                </draw:g>
              </table:table-cell>
              <table:table-cell office:value-type="string">
                <text:p>2014</text:p>
                <draw:g>
                  <svg:desc>'IndMovil-C215'.L1:'IndMovil-C215'.L1</svg:desc>
                </draw:g>
              </table:table-cell>
              <table:table-cell office:value-type="string">
                <text:p>2015</text:p>
                <draw:g>
                  <svg:desc>'IndMovil-C215'.M1:'IndMovil-C215'.M1</svg:desc>
                </draw:g>
              </table:table-cell>
              <table:table-cell office:value-type="string">
                <text:p>2016</text:p>
                <draw:g>
                  <svg:desc>'IndMovil-C215'.N1:'IndMovil-C215'.N1</svg:desc>
                </draw:g>
              </table:table-cell>
              <table:table-cell office:value-type="string">
                <text:p>2017</text:p>
                <draw:g>
                  <svg:desc>'IndMovil-C215'.O1:'IndMovil-C215'.O1</svg:desc>
                </draw:g>
              </table:table-cell>
              <table:table-cell office:value-type="string">
                <text:p>2018</text:p>
                <draw:g>
                  <svg:desc>'IndMovil-C215'.P1:'IndMovil-C215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MS</text:p>
                <draw:g>
                  <svg:desc>'IndMovil-C215'.A2:'IndMovil-C215'.A3</svg:desc>
                </draw:g>
              </table:table-cell>
              <table:table-cell office:value-type="float" office:value="835629">
                <text:p>835629</text:p>
                <draw:g>
                  <svg:desc>'IndMovil-C215'.B2:'IndMovil-C215'.B3</svg:desc>
                </draw:g>
              </table:table-cell>
              <table:table-cell office:value-type="float" office:value="2546122">
                <text:p>2546122</text:p>
                <draw:g>
                  <svg:desc>'IndMovil-C215'.C2:'IndMovil-C215'.C3</svg:desc>
                </draw:g>
              </table:table-cell>
              <table:table-cell office:value-type="float" office:value="9549167">
                <text:p>9549167</text:p>
                <draw:g>
                  <svg:desc>'IndMovil-C215'.D2:'IndMovil-C215'.D3</svg:desc>
                </draw:g>
              </table:table-cell>
              <table:table-cell office:value-type="float" office:value="12831376">
                <text:p>12831376</text:p>
                <draw:g>
                  <svg:desc>'IndMovil-C215'.E2:'IndMovil-C215'.E3</svg:desc>
                </draw:g>
              </table:table-cell>
              <table:table-cell office:value-type="float" office:value="18530696">
                <text:p>18530696</text:p>
                <draw:g>
                  <svg:desc>'IndMovil-C215'.F2:'IndMovil-C215'.F3</svg:desc>
                </draw:g>
              </table:table-cell>
              <table:table-cell office:value-type="float" office:value="16819258">
                <text:p>16819258</text:p>
                <draw:g>
                  <svg:desc>'IndMovil-C215'.G2:'IndMovil-C215'.G3</svg:desc>
                </draw:g>
              </table:table-cell>
              <table:table-cell office:value-type="float" office:value="18916421">
                <text:p>18916421</text:p>
                <draw:g>
                  <svg:desc>'IndMovil-C215'.H2:'IndMovil-C215'.H3</svg:desc>
                </draw:g>
              </table:table-cell>
              <table:table-cell office:value-type="float" office:value="20024700">
                <text:p>20024700</text:p>
                <draw:g>
                  <svg:desc>'IndMovil-C215'.I2:'IndMovil-C215'.I3</svg:desc>
                </draw:g>
              </table:table-cell>
              <table:table-cell office:value-type="float" office:value="19597174">
                <text:p>19597174</text:p>
                <draw:g>
                  <svg:desc>'IndMovil-C215'.J2:'IndMovil-C215'.J3</svg:desc>
                </draw:g>
              </table:table-cell>
              <table:table-cell office:value-type="float" office:value="17365718">
                <text:p>17365718</text:p>
                <draw:g>
                  <svg:desc>'IndMovil-C215'.K2:'IndMovil-C215'.K3</svg:desc>
                </draw:g>
              </table:table-cell>
              <table:table-cell office:value-type="float" office:value="18271439">
                <text:p>18271439</text:p>
                <draw:g>
                  <svg:desc>'IndMovil-C215'.L2:'IndMovil-C215'.L3</svg:desc>
                </draw:g>
              </table:table-cell>
              <table:table-cell office:value-type="float" office:value="11605091">
                <text:p>11605091</text:p>
                <draw:g>
                  <svg:desc>'IndMovil-C215'.M2:'IndMovil-C215'.M3</svg:desc>
                </draw:g>
              </table:table-cell>
              <table:table-cell office:value-type="float" office:value="7506784">
                <text:p>7506784</text:p>
                <draw:g>
                  <svg:desc>'IndMovil-C215'.N2:'IndMovil-C215'.N3</svg:desc>
                </draw:g>
              </table:table-cell>
              <table:table-cell office:value-type="float" office:value="4554499">
                <text:p>4554499</text:p>
                <draw:g>
                  <svg:desc>'IndMovil-C215'.O2:'IndMovil-C215'.O3</svg:desc>
                </draw:g>
              </table:table-cell>
              <table:table-cell office:value-type="float" office:value="1746374">
                <text:p>1746374</text:p>
                <draw:g>
                  <svg:desc>'IndMovil-C215'.P2:'IndMovil-C215'.P3</svg:desc>
                </draw:g>
              </table:table-cell>
            </table:table-row>
            <table:table-row>
              <table:table-cell office:value-type="string">
                <text:p>SMS</text:p>
              </table:table-cell>
              <table:table-cell office:value-type="float" office:value="474074589">
                <text:p>474074589</text:p>
              </table:table-cell>
              <table:table-cell office:value-type="float" office:value="602967886">
                <text:p>602967886</text:p>
              </table:table-cell>
              <table:table-cell office:value-type="float" office:value="797061621">
                <text:p>797061621</text:p>
              </table:table-cell>
              <table:table-cell office:value-type="float" office:value="3209720669">
                <text:p>3209720669</text:p>
              </table:table-cell>
              <table:table-cell office:value-type="float" office:value="3878812329">
                <text:p>3878812329</text:p>
              </table:table-cell>
              <table:table-cell office:value-type="float" office:value="3661910890">
                <text:p>3661910890</text:p>
              </table:table-cell>
              <table:table-cell office:value-type="float" office:value="4358109394">
                <text:p>4358109394</text:p>
              </table:table-cell>
              <table:table-cell office:value-type="float" office:value="5428075569">
                <text:p>5428075569</text:p>
              </table:table-cell>
              <table:table-cell office:value-type="float" office:value="7860995193">
                <text:p>7860995193</text:p>
              </table:table-cell>
              <table:table-cell office:value-type="float" office:value="10330077232">
                <text:p>10330077232</text:p>
              </table:table-cell>
              <table:table-cell office:value-type="float" office:value="11494167142">
                <text:p>11494167142</text:p>
              </table:table-cell>
              <table:table-cell office:value-type="float" office:value="12675369815">
                <text:p>12675369815</text:p>
              </table:table-cell>
              <table:table-cell office:value-type="float" office:value="15221087095">
                <text:p>15221087095</text:p>
              </table:table-cell>
              <table:table-cell office:value-type="float" office:value="11841611959">
                <text:p>11841611959</text:p>
              </table:table-cell>
              <table:table-cell office:value-type="float" office:value="8150645845">
                <text:p>8150645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